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e56b" officeooo:paragraph-rsid="000186cc" style:font-weight-asian="bold" style:font-weight-complex="bold"/>
    </style:style>
    <style:style style:name="P2" style:family="paragraph" style:parent-style-name="Standard">
      <style:text-properties fo:font-weight="bold" officeooo:rsid="0001e56b" officeooo:paragraph-rsid="0001e56b" style:font-weight-asian="bold" style:font-weight-complex="bold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1d1c1d" fo:letter-spacing="normal"/>
    </style:style>
    <style:style style:name="T4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s</text:p>
      <text:p text:style-name="P1"/>
      <text:p text:style-name="P2"><text:span text:style-name="T1">Markdown language</text:span><text:line-break/><text:a xlink:type="simple" xlink:href="https://github.com/hnsreeny/markdown" office:target-frame-name="_blank" xlink:show="new" text:style-name="Internet_20_link" text:visited-style-name="Visited_20_Internet_20_Link"><text:span text:style-name="T4">https://github.com/hnsreeny/markdown</text:span></text:a><text:line-break/><text:a xlink:type="simple" xlink:href="https://github.github.com/gfm/" office:target-frame-name="_blank" xlink:show="new" text:style-name="Internet_20_link" text:visited-style-name="Visited_20_Internet_20_Link"><text:span text:style-name="T4">https://github.github.com/gfm/</text:span></text:a><text:line-break/><text:a xlink:type="simple" xlink:href="https://guides.github.com/pdfs/markdown-cheatsheet-online.pdf" office:target-frame-name="_blank" xlink:show="new" text:style-name="Internet_20_link" text:visited-style-name="Visited_20_Internet_20_Link"><text:span text:style-name="T4">https://guides.github.com/pdfs/markdown-cheatsheet-online.pdf</text:span></text:a><text:span text:style-name="T1">Terminal</text:span><text:line-break/><text:a xlink:type="simple" xlink:href="https://gist.github.com/poopsplat/7195274" office:target-frame-name="_blank" xlink:show="new" text:style-name="Internet_20_link" text:visited-style-name="Visited_20_Internet_20_Link"><text:span text:style-name="T4">https://gist.github.com/poopsplat/7195274</text:span></text:a><text:line-break/><text:a xlink:type="simple" xlink:href="https://help.ubuntu.com/community/UsingTheTerminal" office:target-frame-name="_blank" xlink:show="new" text:style-name="Internet_20_link" text:visited-style-name="Visited_20_Internet_20_Link"><text:span text:style-name="T4">https://help.ubuntu.com/community/UsingTheTerminal</text:span></text:a><text:line-break/><text:a xlink:type="simple" xlink:href="https://help.ubuntu.com/community/RootSudo" office:target-frame-name="_blank" xlink:show="new" text:style-name="Internet_20_link" text:visited-style-name="Visited_20_Internet_20_Link"><text:span text:style-name="T4">https://help.ubuntu.com/community/RootSudo</text:span></text:a><text:line-break/><text:a xlink:type="simple" xlink:href="https://help.github.com/en/github/authenticating-to-github/generating-a-new-ssh-key-and-adding-it-to-the-ssh-agent" office:target-frame-name="_blank" xlink:show="new" text:style-name="Internet_20_link" text:visited-style-name="Visited_20_Internet_20_Link"><text:span text:style-name="T4">https://help.github.com/en/github/authenticating-to-github/generating-a-new-ssh-key-and-adding-it-to-the-ssh-agent</text:span></text:a><text:span text:style-name="T1">Github</text:span><text:line-break/><text:a xlink:type="simple" xlink:href="https://github.com/FBw-26" office:target-frame-name="_blank" xlink:show="new" text:style-name="Internet_20_link" text:visited-style-name="Visited_20_Internet_20_Link"><text:span text:style-name="T4">https://github.com/FBw-26</text:span></text:a><text:line-break/><text:a xlink:type="simple" xlink:href="https://help.github.com/en/github/authenticating-to-github/generating-a-new-ssh-key-and-adding-it-to-the-ssh-agent#generating-a-new-ssh-key" office:target-frame-name="_blank" xlink:show="new" text:style-name="Internet_20_link" text:visited-style-name="Visited_20_Internet_20_Link"><text:span text:style-name="T4">https://help.github.com/en/github/authenticating-to-github/generating-a-new-ssh-key-and-adding-it-to-the-ssh-agent#generating-a-new-ssh-key</text:span></text:a><text:line-break/><text:a xlink:type="simple" xlink:href="https://gist.github.com/hofmannsven/6814451" office:target-frame-name="_blank" xlink:show="new" text:style-name="Internet_20_link" text:visited-style-name="Visited_20_Internet_20_Link"><text:span text:style-name="T4">https://gist.github.com/hofmannsven/6814451</text:span></text:a><text:line-break/><text:a xlink:type="simple" xlink:href="https://www.youtube.com/channel/UC8butISFwT-Wl7EV0hUK0BQ" office:target-frame-name="_blank" xlink:show="new" text:style-name="Internet_20_link" text:visited-style-name="Visited_20_Internet_20_Link"><text:span text:style-name="T4">https://www.youtube.com/channel/UC8butISFwT-Wl7EV0hUK0BQ</text:span></text:a><text:line-break/><text:a xlink:type="simple" xlink:href="https://www.ssh.com/malware/" office:target-frame-name="_blank" xlink:show="new" text:style-name="Internet_20_link" text:visited-style-name="Visited_20_Internet_20_Link"><text:span text:style-name="T4">https://www.ssh.com/malware/</text:span></text:a><text:line-break/><text:a xlink:type="simple" xlink:href="https://github.com/Kunena/Kunena-Forum/wiki/Create-a-new-branch-with-git-and-manage-branches" office:target-frame-name="_blank" xlink:show="new" text:style-name="Internet_20_link" text:visited-style-name="Visited_20_Internet_20_Link"><text:span text:style-name="T4">https://github.com/Kunena/Kunena-Forum/wiki/Create-a-new-branch-with-git-and-manage-branches</text:span></text:a><text:line-break/><text:a xlink:type="simple" xlink:href="https://help.github.com/en/github/collaborating-with-issues-and-pull-requests/requesting-a-pull-request-review" office:target-frame-name="_blank" xlink:show="new" text:style-name="Internet_20_link" text:visited-style-name="Visited_20_Internet_20_Link"><text:span text:style-name="T4">https://help.github.com/en/github/collaborating-with-issues-and-pull-requests/requesting-a-pull-request-review</text:span></text:a><text:line-break/><text:a xlink:type="simple" xlink:href="https://developer.github.com/v3/repos/#list-repositories-for-the-authenticated-user" text:style-name="Internet_20_link" text:visited-style-name="Visited_20_Internet_20_Link"><text:span text:style-name="T4">https://developer.github.com/v3/repos/#list-repositories-for-the-authenticated-user</text:span></text:a></text:p>
      <text:p text:style-name="P2"><text:span text:style-name="T2"/></text:p>
      <text:p text:style-name="P2"><text:span text:style-name="T1">HTML+CSS</text:span><text:line-break/><text:a xlink:type="simple" xlink:href="https://developer.mozilla.org/en-US/docs/Web/JavaScript/Reference/Classes/extends" office:target-frame-name="_blank" xlink:show="new" text:style-name="Internet_20_link" text:visited-style-name="Visited_20_Internet_20_Link"><text:span text:style-name="T4">https://developer.mozilla.org/en-US/docs/Web/JavaScript/Reference/Classes/extends</text:span></text:a><text:line-break/><text:a xlink:type="simple" xlink:href="http://learnlayout.com/flexbox.html" text:style-name="Internet_20_link" text:visited-style-name="Visited_20_Internet_20_Link"><text:span text:style-name="T4">http://learnlayout.com/flexbox.html</text:span></text:a></text:p>
      <text:p text:style-name="P2"><text:span text:style-name="T2"/></text:p>
      <text:p text:style-name="P2"><text:span text:style-name="T1">Good Practices</text:span><text:line-break/><text:a xlink:type="simple" xlink:href="https://github.community/t/best-practices-for-organizations/10205" text:style-name="Internet_20_link" text:visited-style-name="Visited_20_Internet_20_Link"><text:span text:style-name="T4">https://github.community/t/best-practices-for-organizations/10205</text:span></text:a></text:p>
      <text:p text:style-name="P2"><text:span text:style-name="T2"/></text:p>
      <text:p text:style-name="P2"><text:span text:style-name="T1">UX-UI</text:span><text:line-break/><text:a xlink:type="simple" xlink:href="https://en.wikipedia.org/wiki/User_interface" office:target-frame-name="_blank" xlink:show="new" text:style-name="Internet_20_link" text:visited-style-name="Visited_20_Internet_20_Link"><text:span text:style-name="T4">https://en.wikipedia.org/wiki/User_interface</text:span></text:a><text:line-break/><text:a xlink:type="simple" xlink:href="https://en.wikipedia.org/wiki/User_experience" office:target-frame-name="_blank" xlink:show="new" text:style-name="Internet_20_link" text:visited-style-name="Visited_20_Internet_20_Link"><text:span text:style-name="T4">https://en.wikipedia.org/wiki/User_experience</text:span></text:a><text:line-break/></text:p>
      <text:p text:style-name="P2"><text:span text:style-name="T1">JS</text:span><text:line-break/><text:a xlink:type="simple" xlink:href="https://www.youtube.com/watch?v=gvicrj31JOM" office:target-frame-name="_blank" xlink:show="new" text:style-name="Internet_20_link" text:visited-style-name="Visited_20_Internet_20_Link"><text:span text:style-name="T4">https://www.youtube.com/watch?v=gvicrj31JOM</text:span></text:a><text:line-break/><text:a xlink:type="simple" xlink:href="https://developer.mozilla.org/en-US/docs/Web/JavaScript/Reference/Operators/new" office:target-frame-name="_blank" xlink:show="new" text:style-name="Internet_20_link" text:visited-style-name="Visited_20_Internet_20_Link"><text:span text:style-name="T4">https://developer.mozilla.org/en-US/docs/Web/JavaScript/Reference/Operators/new</text:span></text:a><text:line-break/><text:a xlink:type="simple" xlink:href="https://developer.mozilla.org/en-US/docs/Web/JavaScript/Reference/Global_Objects/Object" office:target-frame-name="_blank" xlink:show="new" text:style-name="Internet_20_link" text:visited-style-name="Visited_20_Internet_20_Link"><text:span text:style-name="T4">https://developer.mozilla.org/en-US/docs/Web/JavaScript/Reference/Global_Objects/Object</text:span></text:a><text:line-break/><text:a xlink:type="simple" xlink:href="https://medium.com/javascript-in-plain-english/how-to-deep-copy-objects-and-arrays-in-javascript-7c911359b089" office:target-frame-name="_blank" xlink:show="new" text:style-name="Internet_20_link" text:visited-style-name="Visited_20_Internet_20_Link"><text:span text:style-name="T4">https://medium.com/javascript-in-plain-english/how-to-deep-copy-objects-and-arrays-in-javascript-7c911359b089</text:span></text:a><text:line-break/><text:a xlink:type="simple" xlink:href="https://wesbos.com/arrow-function-no-no" office:target-frame-name="_blank" xlink:show="new" text:style-name="Internet_20_link" text:visited-style-name="Visited_20_Internet_20_Link"><text:span text:style-name="T4">https://wesbos.com/arrow-function-no-no</text:span></text:a><text:line-break/><text:a xlink:type="simple" xlink:href="https://developer.mozilla.org/en-US/docs/Web/JavaScript/Reference/Global_Objects/Object/getOwnPropertyNames" office:target-frame-name="_blank" xlink:show="new" text:style-name="Internet_20_link" text:visited-style-name="Visited_20_Internet_20_Link"><text:span text:style-name="T4">https://developer.mozilla.org/en-US/docs/Web/JavaScript/Reference/Global_Objects/Object/getOwnPropertyNames</text:span></text:a><text:line-break/><text:a xlink:type="simple" xlink:href="https://developer.mozilla.org/en-US/docs/Web/JavaScript/Reference/Global_Objects/String" office:target-frame-name="_blank" xlink:show="new" text:style-name="Internet_20_link" text:visited-style-name="Visited_20_Internet_20_Link"><text:span text:style-name="T4">https://developer.mozilla.org/en-US/docs/Web/JavaScript/Reference/Global_Objects/String</text:span></text:a><text:line-break/><text:a xlink:type="simple" xlink:href="https://developer.mozilla.org/en-US/docs/Web/JavaScript/Reference/Global_Objects/String/charCodeAt" office:target-frame-name="_blank" xlink:show="new" text:style-name="Internet_20_link" text:visited-style-name="Visited_20_Internet_20_Link"><text:span text:style-name="T4">https://developer.mozilla.org/en-US/docs/Web/JavaScript/Reference/Global_Objects/String/charCodeAt</text:span></text:a><text:line-break/><text:a xlink:type="simple" xlink:href="https://www.youtube.com/playlist?list=PLkwxH9e_vrALlH7D0XLDn2td-uoHqHFxq" office:target-frame-name="_blank" xlink:show="new" text:style-name="Internet_20_link" text:visited-style-name="Visited_20_Internet_20_Link"><text:span text:style-name="T4">https://www.youtube.com/playlist?list=PLkwxH9e_vrALlH7D0XLDn2td-uoHqHFxq</text:span></text:a><text:line-break/><text:a xlink:type="simple" xlink:href="https://www.youtube.com/user/programmingwithmoshhttps://blog.mgechev.com/2012/08/29/self-invoking-functions-in-javascript-or-immediately-invoked-function-expression/" office:target-frame-name="_blank" xlink:show="new" text:style-name="Internet_20_link" text:visited-style-name="Visited_20_Internet_20_Link"><text:span text:style-name="T4">https://www.youtube.com/user/programmingwithmoshhttps://blog.mgechev.com/2012/08/29/self-invoking-functions-in-javascript-or-immediately-invoked-function-expression/</text:span></text:a><text:line-break/><text:a xlink:type="simple" xlink:href="https://www.freecodecamp.org/learn/javascript-algorithms-and-data-structures/basic-javascript" office:target-frame-name="_blank" xlink:show="new" text:style-name="Internet_20_link" text:visited-style-name="Visited_20_Internet_20_Link"><text:span text:style-name="T4">https://www.freecodecamp.org/learn/javascript-algorithms-and-data-structures/basic-javascript</text:span></text:a><text:line-break/><text:a xlink:type="simple" xlink:href="https://developer.mozilla.org/en-US/docs/Web/JavaScript/Reference/Global_Objects/Array/Reduce" office:target-frame-name="_blank" xlink:show="new" text:style-name="Internet_20_link" text:visited-style-name="Visited_20_Internet_20_Link"><text:span text:style-name="T4">https://developer.mozilla.org/en-US/docs/Web/JavaScript/Reference/Global_Objects/</text:span></text:a><text:soft-page-break/><text:a xlink:type="simple" xlink:href="https://developer.mozilla.org/en-US/docs/Web/JavaScript/Reference/Global_Objects/Array/Reduce" office:target-frame-name="_blank" xlink:show="new" text:style-name="Internet_20_link" text:visited-style-name="Visited_20_Internet_20_Link"><text:span text:style-name="T4">Array/Reduce</text:span></text:a><text:line-break/><text:a xlink:type="simple" xlink:href="https://developer.mozilla.org/en-US/docs/Web/JavaScript/Reference/Global_Objects/Array#Description" office:target-frame-name="_blank" xlink:show="new" text:style-name="Internet_20_link" text:visited-style-name="Visited_20_Internet_20_Link"><text:span text:style-name="T4">https://developer.mozilla.org/en-US/docs/Web/JavaScript/Reference/Global_Objects/Array#Description</text:span></text:a><text:line-break/><text:a xlink:type="simple" xlink:href="https://developer.mozilla.org/en-US/docs/Web/JavaScript/Reference/Global_Objects/Math/abs" office:target-frame-name="_blank" xlink:show="new" text:style-name="Internet_20_link" text:visited-style-name="Visited_20_Internet_20_Link"><text:span text:style-name="T4">https://developer.mozilla.org/en-US/docs/Web/JavaScript/Reference/Global_Objects/Math/abs</text:span></text:a><text:line-break/><text:a xlink:type="simple" xlink:href="https://developer.mozilla.org/en-US/docs/Web/JavaScript/Reference/Global_Objects/parseFloat" office:target-frame-name="_blank" xlink:show="new" text:style-name="Internet_20_link" text:visited-style-name="Visited_20_Internet_20_Link"><text:span text:style-name="T4">https://developer.mozilla.org/en-US/docs/Web/JavaScript/Reference/Global_Objects/parseFloat</text:span></text:a><text:line-break/><text:a xlink:type="simple" xlink:href="https://developer.mozilla.org/en-US/docs/Web/JavaScript/Reference/Global_Objects/isNaN" office:target-frame-name="_blank" xlink:show="new" text:style-name="Internet_20_link" text:visited-style-name="Visited_20_Internet_20_Link"><text:span text:style-name="T4">https://developer.mozilla.org/en-US/docs/Web/JavaScript/Reference/Global_Objects/isNaN</text:span></text:a><text:line-break/><text:a xlink:type="simple" xlink:href="https://javascript.info/" office:target-frame-name="_blank" xlink:show="new" text:style-name="Internet_20_link" text:visited-style-name="Visited_20_Internet_20_Link"><text:span text:style-name="T4">https://javascript.info/</text:span></text:a><text:line-break/><text:a xlink:type="simple" xlink:href="https://developer.mozilla.org/en-US/docs/Web/JavaScript/Reference/Global_Objects/Math" office:target-frame-name="_blank" xlink:show="new" text:style-name="Internet_20_link" text:visited-style-name="Visited_20_Internet_20_Link"><text:span text:style-name="T4">https://developer.mozilla.org/en-US/docs/Web/JavaScript/Reference/Global_Objects/Math</text:span></text:a><text:line-break/><text:a xlink:type="simple" xlink:href="https://developer.mozilla.org/en-US/docs/Glossary/Hoisting" office:target-frame-name="_blank" xlink:show="new" text:style-name="Internet_20_link" text:visited-style-name="Visited_20_Internet_20_Link"><text:span text:style-name="T4">https://developer.mozilla.org/en-US/docs/Glossary/Hoisting</text:span></text:a><text:line-break/><text:a xlink:type="simple" xlink:href="https://scotch.io/tutorials/understanding-hoisting-in-javascript" office:target-frame-name="_blank" xlink:show="new" text:style-name="Internet_20_link" text:visited-style-name="Visited_20_Internet_20_Link"><text:span text:style-name="T4">https://scotch.io/tutorials/understanding-hoisting-in-javascript</text:span></text:a><text:line-break/><text:a xlink:type="simple" xlink:href="https://developer.mozilla.org/es/docs/Web/JavaScript/Referencia/Objetos_globales/Math/random" office:target-frame-name="_blank" xlink:show="new" text:style-name="Internet_20_link" text:visited-style-name="Visited_20_Internet_20_Link"><text:span text:style-name="T4">https://developer.mozilla.org/es/docs/Web/JavaScript/Referencia/Objetos_globales/Math/random</text:span></text:a><text:line-break/><text:a xlink:type="simple" xlink:href="https://www.geeksforgeeks.org/strict-mode-javascript/" office:target-frame-name="_blank" xlink:show="new" text:style-name="Internet_20_link" text:visited-style-name="Visited_20_Internet_20_Link"><text:span text:style-name="T4">https://www.geeksforgeeks.org/strict-mode-javascript/</text:span></text:a><text:line-break/><text:a xlink:type="simple" xlink:href="https://developer.mozilla.org/en-US/docs/Web/JavaScript/Reference/Strict_mode" office:target-frame-name="_blank" xlink:show="new" text:style-name="Internet_20_link" text:visited-style-name="Visited_20_Internet_20_Link"><text:span text:style-name="T4">https://developer.mozilla.org/en-US/docs/Web/JavaScript/Reference/Strict_mode</text:span></text:a><text:line-break/><text:a xlink:type="simple" xlink:href="https://developer.mozilla.org/es/docs/Web/JavaScript/Referencia/Classes/constructor" text:style-name="Internet_20_link" text:visited-style-name="Visited_20_Internet_20_Link"><text:span text:style-name="T4">https://developer.mozilla.org/es/docs/Web/JavaScript/Referencia/Classes/constructor</text:span></text:a></text:p>
      <text:p text:style-name="P2"><text:span text:style-name="T2"/></text:p>
      <text:p text:style-name="P2"><text:span text:style-name="T1">CHROME:</text:span><text:line-break/><text:a xlink:type="simple" xlink:href="https://developers.google.com/web/updates/2018/05/devtools" text:style-name="Internet_20_link" text:visited-style-name="Visited_20_Internet_20_Link"><text:span text:style-name="T4">https://developers.google.com/web/updates/2018/05/devtools</text:span></text:a></text:p>
      <text:p text:style-name="P2"><text:span text:style-name="T2"/></text:p>
      <text:p text:style-name="P2"><text:span text:style-name="T1">BORDER IMAGE</text:span><text:line-break/><text:a xlink:type="simple" xlink:href="https://kolosek.com/css-border-image/" office:target-frame-name="_blank" xlink:show="new" text:style-name="Internet_20_link" text:visited-style-name="Visited_20_Internet_20_Link"><text:span text:style-name="T4">https://kolosek.com/css-border-image/</text:span></text:a><text:line-break/><text:a xlink:type="simple" xlink:href="https://www.w3schools.com/cssref/tryit.asp?filename=trycss3_border-image" office:target-frame-name="_blank" xlink:show="new" text:style-name="Internet_20_link" text:visited-style-name="Visited_20_Internet_20_Link"><text:span text:style-name="T4">https://www.w3schools.com/cssref/tryit.asp?filename=trycss3_border-image</text:span></text:a><text:line-break/><text:a xlink:type="simple" xlink:href="https://www.w3schools.com/cssref/css3_pr_border-image.asp" office:target-frame-name="_blank" xlink:show="new" text:style-name="Internet_20_link" text:visited-style-name="Visited_20_Internet_20_Link"><text:span text:style-name="T4">https://www.w3schools.com/cssref/css3_pr_border-image.asp</text:span></text:a><text:line-break/><text:a xlink:type="simple" xlink:href="https://developer.mozilla.org/es/docs/Web/CSS/:root" office:target-frame-name="_blank" xlink:show="new" text:style-name="Internet_20_link" text:visited-style-name="Visited_20_Internet_20_Link"><text:span text:style-name="T4">https://developer.mozilla.org/es/docs/Web/CSS/:root</text:span></text:a><text:line-break/><text:a xlink:type="simple" xlink:href="https://developer.mozilla.org/es/docs/Web/CSS/border-image" office:target-frame-name="_blank" xlink:show="new" text:style-name="Internet_20_link" text:visited-style-name="Visited_20_Internet_20_Link"><text:span text:style-name="T4">https://developer.mozilla.org/es/docs/Web/CSS/border-image</text:span></text:a><text:line-break/><text:a xlink:type="simple" xlink:href="https://tympanus.net/codrops/css_reference/border-image-outset/" office:target-frame-name="_blank" xlink:show="new" text:style-name="Internet_20_link" text:visited-style-name="Visited_20_Internet_20_Link"><text:span text:style-name="T4">https://tympanus.net/codrops/css_reference/border-image-outset/</text:span></text:a><text:line-break/><text:a xlink:type="simple" xlink:href="https://tympanus.net/codrops/css_reference/border-image/" office:target-frame-name="_blank" xlink:show="new" text:style-name="Internet_20_link" text:visited-style-name="Visited_20_Internet_20_Link"><text:span text:style-name="T4">https://tympanus.net/codrops/css_reference/border-image/</text:span></text:a><text:line-break/><text:a xlink:type="simple" xlink:href="https://tipsmake.com/border-image-create-image-borders-in-css" text:style-name="Internet_20_link" text:visited-style-name="Visited_20_Internet_20_Link"><text:span text:style-name="T4">https://tipsmake.com/border-image-create-image-borders-in-css</text:span></text:a></text:p>
      <text:p text:style-name="P2"><text:span text:style-name="T2"/></text:p>
      <text:p text:style-name="P2"><text:span text:style-name="T1">DOM</text:span><text:line-break/><text:a xlink:type="simple" xlink:href="https://developer.mozilla.org/es/docs/Web/API/Document/querySelector" office:target-frame-name="_blank" xlink:show="new" text:style-name="Internet_20_link" text:visited-style-name="Visited_20_Internet_20_Link"><text:span text:style-name="T4">https://developer.mozilla.org/es/docs/Web/API/Document/querySelector</text:span></text:a><text:line-break/><text:a xlink:type="simple" xlink:href="https://developer.mozilla.org/en-US/docs/Web/API/Document" office:target-frame-name="_blank" xlink:show="new" text:style-name="Internet_20_link" text:visited-style-name="Visited_20_Internet_20_Link"><text:span text:style-name="T4">https://developer.mozilla.org/en-US/docs/Web/API/Document</text:span></text:a><text:line-break/><text:a xlink:type="simple" xlink:href="https://developer.mozilla.org/en-US/docs/Web/API/Document/getElementById" office:target-frame-name="_blank" xlink:show="new" text:style-name="Internet_20_link" text:visited-style-name="Visited_20_Internet_20_Link"><text:span text:style-name="T4">https://developer.mozilla.org/en-US/docs/Web/API/Document/getElementById</text:span></text:a><text:line-break/><text:a xlink:type="simple" xlink:href="https://www.w3.org/TR/REC-DOM-Level-1/introduction.html" office:target-frame-name="_blank" xlink:show="new" text:style-name="Internet_20_link" text:visited-style-name="Visited_20_Internet_20_Link"><text:span text:style-name="T4">https://www.w3.org/TR/REC-DOM-Level-1/introduction.html</text:span></text:a><text:line-break/><text:a xlink:type="simple" xlink:href="https://developer.mozilla.org/es/docs/DOM" office:target-frame-name="_blank" xlink:show="new" text:style-name="Internet_20_link" text:visited-style-name="Visited_20_Internet_20_Link"><text:span text:style-name="T4">https://developer.mozilla.org/es/docs/DOM</text:span></text:a><text:span text:style-name="T3"> </text:span></text:p>
      <text:p text:style-name="P2"><text:span text:style-name="T1"/></text:p>
      <text:p text:style-name="P2"><text:span text:style-name="T1">API</text:span><text:line-break/><text:a xlink:type="simple" xlink:href="https://developer.github.com/v3/search/#search-users" office:target-frame-name="_blank" xlink:show="new" text:style-name="Internet_20_link" text:visited-style-name="Visited_20_Internet_20_Link"><text:span text:style-name="T4">https://developer.github.com/v3/search/#search-users</text:span></text:a><text:line-break/><text:a xlink:type="simple" xlink:href="https://developer.mozilla.org/es/docs/Web/API/Fetch_API/Utilizando_Fetch" office:target-frame-name="_blank" xlink:show="new" text:style-name="Internet_20_link" text:visited-style-name="Visited_20_Internet_20_Link"><text:span text:style-name="T4">https://developer.mozilla.org/es/docs/Web/API/Fetch_API/Utilizando_Fetch</text:span></text:a><text:line-break/><text:a xlink:type="simple" xlink:href="https://developer.mozilla.org/es/docs/Web/JavaScript/Referencia/Objetos_globales/encodeURIComponent" text:style-name="Internet_20_link" text:visited-style-name="Visited_20_Internet_20_Link"><text:span text:style-name="T4">https://developer.mozilla.org/es/docs/Web/JavaScript/Referencia/Objetos_globales/encodeURIComponent</text:span></text:a></text:p>
      <text:p text:style-name="P2"><text:span text:style-name="T2"/></text:p>
      <text:p text:style-name="P2"><text:span text:style-name="T1">NPM</text:span><text:line-break/><text:a xlink:type="simple" xlink:href="https://zellwk.com/blog/publish-to-npm/" office:target-frame-name="_blank" xlink:show="new" text:style-name="Internet_20_link" text:visited-style-name="Visited_20_Internet_20_Link"><text:span text:style-name="T4">https://zellwk.com/blog/publish-to-npm/</text:span></text:a><text:line-break/><text:a xlink:type="simple" xlink:href="https://docs.npmjs.com/cli/link" text:style-name="Internet_20_link" text:visited-style-name="Visited_20_Internet_20_Link"><text:span text:style-name="T4">https://docs.npmjs.com/cli/link</text:span></text:a></text:p>
      <text:p text:style-name="P2"><text:span text:style-name="T2"/></text:p>
      <text:p text:style-name="P2"><text:span text:style-name="T1">Node.Js</text:span><text:line-break/><text:a xlink:type="simple" xlink:href="https://nodejs.org/dist/latest-v6.x/docs/api/process.html#process_process_argv" office:target-frame-name="_blank" xlink:show="new" text:style-name="Internet_20_link" text:visited-style-name="Visited_20_Internet_20_Link"><text:span text:style-name="T4">https://nodejs.org/dist/latest-v6.x/docs/api/process.html#process_process_argv</text:span></text:a><text:line-break/><text:a xlink:type="simple" xlink:href="https://nodejs.org/dist/latest-v12.x/docs/api/zlib.html#zlib_zlib_creategzip_options" office:target-frame-name="_blank" xlink:show="new" text:style-name="Internet_20_link" text:visited-style-name="Visited_20_Internet_20_Link"><text:span text:style-name="T4">https://nodejs.org/dist/latest-v12.x/docs/api/zlib.html#zlib_zlib_creategzip_options</text:span></text:a><text:line-break/><text:a xlink:type="simple" xlink:href="https://medium.com/netscape/a-guide-to-create-a-nodejs-command-line-package-c2166ad0452e" office:target-frame-name="_blank" xlink:show="new" text:style-name="Internet_20_link" text:visited-style-name="Visited_20_Internet_20_Link"><text:span text:style-name="T4">https://medium.com/netscape/a-guide-to-create-a-nodejs-command-line-package-c2166ad0452e</text:span></text:a><text:line-break/><text:soft-page-break/><text:a xlink:type="simple" xlink:href="https://node.readthedocs.io/en/latest/api/zlib/" office:target-frame-name="_blank" xlink:show="new" text:style-name="Internet_20_link" text:visited-style-name="Visited_20_Internet_20_Link"><text:span text:style-name="T4">https://node.readthedocs.io/en/latest/api/zlib/</text:span></text:a><text:line-break/><text:a xlink:type="simple" xlink:href="https://jscomplete.com/learn/node-beyond-basics/node-streams#what-exactly-are-streams" office:target-frame-name="_blank" xlink:show="new" text:style-name="Internet_20_link" text:visited-style-name="Visited_20_Internet_20_Link"><text:span text:style-name="T4">https://jscomplete.com/learn/node-beyond-basics/node-streams#what-exactly-are-streams</text:span></text:a><text:line-break/><text:a xlink:type="simple" xlink:href="https://nodejs.org/api/url.html#url_url_resolve_from_to" office:target-frame-name="_blank" xlink:show="new" text:style-name="Internet_20_link" text:visited-style-name="Visited_20_Internet_20_Link"><text:span text:style-name="T4">https://nodejs.org/api/url.html#url_url_resolve_from_to</text:span></text:a><text:line-break/><text:a xlink:type="simple" xlink:href="https://www.npmjs.com/package/axios" office:target-frame-name="_blank" xlink:show="new" text:style-name="Internet_20_link" text:visited-style-name="Visited_20_Internet_20_Link"><text:span text:style-name="T4">https://www.npmjs.com/package/axios</text:span></text:a><text:line-break/><text:a xlink:type="simple" xlink:href="https://openweathermap.org/" office:target-frame-name="_blank" xlink:show="new" text:style-name="Internet_20_link" text:visited-style-name="Visited_20_Internet_20_Link"><text:span text:style-name="T4">https://openweathermap.org/</text:span></text:a><text:line-break/><text:a xlink:type="simple" xlink:href="https://nodejs.org/docs/latest-v12.x/api/fs.html#fs_file_system_flags" office:target-frame-name="_blank" xlink:show="new" text:style-name="Internet_20_link" text:visited-style-name="Visited_20_Internet_20_Link"><text:span text:style-name="T4">https://nodejs.org/docs/latest-v12.x/api/fs.html#fs_file_system_flags</text:span></text:a><text:span text:style-name="T1">system admin</text:span><text:line-break/><text:a xlink:type="simple" xlink:href="https://en.wikipedia.org/wiki/Chmod" office:target-frame-name="_blank" xlink:show="new" text:style-name="Internet_20_link" text:visited-style-name="Visited_20_Internet_20_Link"><text:span text:style-name="T4">https://en.wikipedia.org/wiki/Chmod</text:span></text:a><text:line-break/><text:a xlink:type="simple" xlink:href="https://man7.org/linux/man-pages/man1/env.1.html+" office:target-frame-name="_blank" xlink:show="new" text:style-name="Internet_20_link" text:visited-style-name="Visited_20_Internet_20_Link"><text:span text:style-name="T4">https://man7.org/linux/man-pages/man1/env.1.html+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2:30:31.494746913</meta:creation-date>
    <dc:date>2020-06-08T12:33:50.802900719</dc:date>
    <meta:editing-duration>PT3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2" meta:word-count="90" meta:character-count="5135" meta:non-whitespace-character-count="5055"/>
  </office:meta>
</office:document-meta>
</file>